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ad2b0" officeooo:paragraph-rsid="001ad2b0"/>
    </style:style>
    <style:style style:name="P2" style:family="paragraph" style:parent-style-name="Standard">
      <style:paragraph-properties fo:text-align="start" style:justify-single-word="false"/>
      <style:text-properties officeooo:rsid="001ad2b0" officeooo:paragraph-rsid="001ad2b0"/>
    </style:style>
    <style:style style:name="T1" style:family="text">
      <style:text-properties officeooo:rsid="001cb5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lusion</text:p>
      <text:p text:style-name="P2"><text:tab/><text:span text:style-name="T1">Ideally, if there is enough data, the game developer can find the data useful. Starting from the average high score, if the developer expected a certain average for the difficulty bar set for a game has a huge difference, there might be a problem that the game may have or expectation was too high. While find the popularity between different games, if there was two games that was kept track of, one may find that a game may be played more than the other. If this is the case, a rough comparison can be made to improve both sides. In addition, if the game is a series with many versions, a simple idea of their current community is important such as if the game should be reliant on the Internet if many users have multiple ip addresses or should it just connect when having an available Internet source for sending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00:04:28.309382837</meta:creation-date>
    <meta:generator>LibreOffice/5.1.6.2$Linux_X86_64 LibreOffice_project/10m0$Build-2</meta:generator>
    <dc:date>2017-12-08T13:38:10.136387661</dc:date>
    <meta:editing-duration>PT1H6M12S</meta:editing-duration>
    <meta:editing-cycles>3</meta:editing-cycles>
    <meta:document-statistic meta:table-count="0" meta:image-count="0" meta:object-count="0" meta:page-count="1" meta:paragraph-count="2" meta:word-count="152" meta:character-count="833" meta:non-whitespace-character-count="682"/>
  </office:meta>
</office:document-meta>
</file>